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6pt" officeooo:rsid="00117b1c" officeooo:paragraph-rsid="00117b1c" style:font-size-asian="26pt" style:font-size-complex="26pt"/>
    </style:style>
    <style:style style:name="P2" style:family="paragraph" style:parent-style-name="Standard">
      <style:paragraph-properties fo:line-height="150%" fo:text-align="justify" style:justify-single-word="false"/>
      <style:text-properties fo:font-size="16pt" officeooo:rsid="00117b1c" officeooo:paragraph-rsid="00117b1c" style:font-size-asian="16pt" style:font-size-complex="16pt"/>
    </style:style>
    <style:style style:name="P3" style:family="paragraph" style:parent-style-name="Standard">
      <style:paragraph-properties fo:line-height="150%" fo:text-align="justify" style:justify-single-word="false"/>
      <style:text-properties fo:font-size="16pt" officeooo:rsid="0011a2ce" officeooo:paragraph-rsid="0011a2ce" style:font-size-asian="16pt" style:font-size-complex="16pt"/>
    </style:style>
    <style:style style:name="P4" style:family="paragraph" style:parent-style-name="Standard">
      <style:paragraph-properties fo:line-height="150%" fo:text-align="justify" style:justify-single-word="false"/>
      <style:text-properties fo:font-size="16pt" officeooo:rsid="001274a4" officeooo:paragraph-rsid="001274a4" style:font-size-asian="16pt" style:font-size-complex="16pt"/>
    </style:style>
    <style:style style:name="P5" style:family="paragraph" style:parent-style-name="Standard">
      <style:paragraph-properties fo:line-height="150%" fo:text-align="justify" style:justify-single-word="false"/>
      <style:text-properties fo:font-size="16pt" officeooo:rsid="00141fe2" officeooo:paragraph-rsid="00141fe2" style:font-size-asian="16pt" style:font-size-complex="16pt"/>
    </style:style>
    <style:style style:name="P6" style:family="paragraph" style:parent-style-name="Standard">
      <style:paragraph-properties fo:line-height="150%" fo:text-align="justify" style:justify-single-word="false"/>
      <style:text-properties fo:font-size="16pt" officeooo:rsid="0015286e" officeooo:paragraph-rsid="0015286e" style:font-size-asian="16pt" style:font-size-complex="16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1274a4" officeooo:paragraph-rsid="001274a4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rsid="00141fe2" officeooo:paragraph-rsid="00141fe2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rsid="0015286e" officeooo:paragraph-rsid="0015286e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41fe2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size="14pt" officeooo:rsid="00117b1c" officeooo:paragraph-rsid="00117b1c" style:font-size-asian="14pt" style:font-size-complex="14pt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fo:font-size="14pt" officeooo:rsid="0011a2ce" officeooo:paragraph-rsid="0011a2ce" style:font-size-asian="14pt" style:font-size-complex="14pt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fo:font-size="14pt" officeooo:rsid="0011a2ce" officeooo:paragraph-rsid="0011a2ce" style:font-size-asian="14pt" style:font-size-complex="14pt"/>
    </style:style>
    <style:style style:name="P14" style:family="paragraph" style:parent-style-name="Standard" style:list-style-name="L4">
      <style:paragraph-properties fo:line-height="150%" fo:text-align="justify" style:justify-single-word="false"/>
      <style:text-properties fo:font-size="14pt" officeooo:rsid="0011a2ce" officeooo:paragraph-rsid="0011a2ce" style:font-size-asian="14pt" style:font-size-complex="14pt"/>
    </style:style>
    <style:style style:name="P15" style:family="paragraph" style:parent-style-name="Standard" style:list-style-name="L5">
      <style:paragraph-properties fo:line-height="150%" fo:text-align="justify" style:justify-single-word="false"/>
      <style:text-properties fo:font-size="14pt" officeooo:rsid="001274a4" officeooo:paragraph-rsid="001274a4" style:font-size-asian="14pt" style:font-size-complex="14pt"/>
    </style:style>
    <style:style style:name="P16" style:family="paragraph" style:parent-style-name="Standard" style:list-style-name="L6">
      <style:paragraph-properties fo:line-height="150%" fo:text-align="justify" style:justify-single-word="false"/>
      <style:text-properties fo:font-size="14pt" officeooo:rsid="001274a4" officeooo:paragraph-rsid="001274a4" style:font-size-asian="14pt" style:font-size-complex="14pt"/>
    </style:style>
    <style:style style:name="P17" style:family="paragraph" style:parent-style-name="Standard" style:list-style-name="L7">
      <style:paragraph-properties fo:line-height="150%" fo:text-align="justify" style:justify-single-word="false"/>
      <style:text-properties fo:font-size="14pt" officeooo:rsid="001274a4" officeooo:paragraph-rsid="001274a4" style:font-size-asian="14pt" style:font-size-complex="14pt"/>
    </style:style>
    <style:style style:name="P18" style:family="paragraph" style:parent-style-name="Standard" style:list-style-name="L8">
      <style:paragraph-properties fo:line-height="150%" fo:text-align="justify" style:justify-single-word="false"/>
      <style:text-properties fo:font-size="14pt" officeooo:rsid="001274a4" officeooo:paragraph-rsid="001274a4" style:font-size-asian="14pt" style:font-size-complex="14pt"/>
    </style:style>
    <style:style style:name="P19" style:family="paragraph" style:parent-style-name="Standard" style:list-style-name="L9">
      <style:paragraph-properties fo:line-height="150%" fo:text-align="justify" style:justify-single-word="false"/>
      <style:text-properties fo:font-size="14pt" officeooo:rsid="001274a4" officeooo:paragraph-rsid="0015286e" style:font-size-asian="14pt" style:font-size-complex="14pt"/>
    </style:style>
    <style:style style:name="P20" style:family="paragraph" style:parent-style-name="Standard" style:list-style-name="L10">
      <style:paragraph-properties fo:line-height="150%" fo:text-align="justify" style:justify-single-word="false"/>
      <style:text-properties fo:font-size="14pt" officeooo:rsid="001274a4" officeooo:paragraph-rsid="001274a4" style:font-size-asian="14pt" style:font-size-complex="14pt"/>
    </style:style>
    <style:style style:name="P21" style:family="paragraph" style:parent-style-name="Standard" style:list-style-name="L11">
      <style:paragraph-properties fo:line-height="150%" fo:text-align="justify" style:justify-single-word="false"/>
      <style:text-properties fo:font-size="14pt" officeooo:rsid="001274a4" officeooo:paragraph-rsid="0015286e" style:font-size-asian="14pt" style:font-size-complex="14pt"/>
    </style:style>
    <style:style style:name="P22" style:family="paragraph" style:parent-style-name="Standard" style:list-style-name="L12">
      <style:paragraph-properties fo:line-height="150%" fo:text-align="justify" style:justify-single-word="false"/>
      <style:text-properties fo:font-size="14pt" officeooo:rsid="00141fe2" officeooo:paragraph-rsid="00141fe2" style:font-size-asian="14pt" style:font-size-complex="14pt"/>
    </style:style>
    <style:style style:name="P23" style:family="paragraph" style:parent-style-name="Standard" style:list-style-name="L13">
      <style:paragraph-properties fo:line-height="150%" fo:text-align="justify" style:justify-single-word="false"/>
      <style:text-properties fo:font-size="14pt" officeooo:rsid="00141fe2" officeooo:paragraph-rsid="00141fe2" style:font-size-asian="14pt" style:font-size-complex="14pt"/>
    </style:style>
    <style:style style:name="P24" style:family="paragraph" style:parent-style-name="Standard" style:list-style-name="L14">
      <style:paragraph-properties fo:line-height="150%" fo:text-align="justify" style:justify-single-word="false"/>
      <style:text-properties fo:font-size="14pt" officeooo:rsid="00141fe2" officeooo:paragraph-rsid="00141fe2" style:font-size-asian="14pt" style:font-size-complex="14pt"/>
    </style:style>
    <style:style style:name="P25" style:family="paragraph" style:parent-style-name="Standard" style:list-style-name="L15">
      <style:paragraph-properties fo:line-height="150%" fo:text-align="justify" style:justify-single-word="false"/>
      <style:text-properties fo:font-size="14pt" officeooo:rsid="00141fe2" officeooo:paragraph-rsid="00141fe2" style:font-size-asian="14pt" style:font-size-complex="14pt"/>
    </style:style>
    <style:style style:name="P26" style:family="paragraph" style:parent-style-name="Standard" style:list-style-name="L16">
      <style:paragraph-properties fo:line-height="150%" fo:text-align="justify" style:justify-single-word="false"/>
      <style:text-properties fo:font-size="14pt" officeooo:rsid="00141fe2" officeooo:paragraph-rsid="00141fe2" style:font-size-asian="14pt" style:font-size-complex="14pt"/>
    </style:style>
    <style:style style:name="P27" style:family="paragraph" style:parent-style-name="Standard" style:list-style-name="L17">
      <style:paragraph-properties fo:line-height="150%" fo:text-align="justify" style:justify-single-word="false"/>
      <style:text-properties fo:font-size="14pt" officeooo:rsid="00141fe2" officeooo:paragraph-rsid="00141fe2" style:font-size-asian="14pt" style:font-size-complex="14pt"/>
    </style:style>
    <style:style style:name="P28" style:family="paragraph" style:parent-style-name="Standard" style:list-style-name="L18">
      <style:paragraph-properties fo:line-height="150%" fo:text-align="justify" style:justify-single-word="false"/>
      <style:text-properties fo:font-size="14pt" officeooo:rsid="0015286e" officeooo:paragraph-rsid="0015286e" style:font-size-asian="14pt" style:font-size-complex="14pt"/>
    </style:style>
    <style:style style:name="P29" style:family="paragraph" style:parent-style-name="Standard" style:list-style-name="L19">
      <style:paragraph-properties fo:line-height="150%" fo:text-align="justify" style:justify-single-word="false"/>
      <style:text-properties fo:font-size="14pt" officeooo:rsid="0015286e" officeooo:paragraph-rsid="0015286e" style:font-size-asian="14pt" style:font-size-complex="14pt"/>
    </style:style>
    <style:style style:name="P30" style:family="paragraph" style:parent-style-name="Standard" style:list-style-name="L20">
      <style:paragraph-properties fo:line-height="150%" fo:text-align="justify" style:justify-single-word="false"/>
      <style:text-properties fo:font-size="14pt" officeooo:rsid="0015286e" officeooo:paragraph-rsid="0015286e" style:font-size-asian="14pt" style:font-size-complex="14pt"/>
    </style:style>
    <style:style style:name="P31" style:family="paragraph" style:parent-style-name="Standard" style:list-style-name="L21">
      <style:paragraph-properties fo:line-height="150%" fo:text-align="justify" style:justify-single-word="false"/>
      <style:text-properties fo:font-size="14pt" officeooo:rsid="0015286e" officeooo:paragraph-rsid="0015286e" style:font-size-asian="14pt" style:font-size-complex="14pt"/>
    </style:style>
    <style:style style:name="P32" style:family="paragraph" style:parent-style-name="Standard" style:list-style-name="L21">
      <style:paragraph-properties fo:line-height="150%" fo:text-align="justify" style:justify-single-word="false"/>
      <style:text-properties fo:font-size="14pt" officeooo:rsid="00157118" officeooo:paragraph-rsid="00157118" style:font-size-asian="14pt" style:font-size-complex="14pt"/>
    </style:style>
    <style:style style:name="T1" style:family="text">
      <style:text-properties officeooo:rsid="001274a4"/>
    </style:style>
    <style:style style:name="T2" style:family="text">
      <style:text-properties officeooo:rsid="00141fe2"/>
    </style:style>
    <style:style style:name="T3" style:family="text">
      <style:text-properties officeooo:rsid="0015286e"/>
    </style:style>
    <style:style style:name="T4" style:family="text">
      <style:text-properties fo:font-size="14pt" officeooo:rsid="00141fe2" style:font-size-asian="14pt" style:font-size-complex="14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6pt" officeooo:rsid="00141fe2" style:font-size-asian="16pt" style:font-size-complex="16pt"/>
    </style:style>
    <style:style style:name="T10" style:family="text">
      <style:text-properties officeooo:rsid="00173e32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2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ài đặt Odoo 11 trên Ubuntu</text:p>
      <text:p text:style-name="P2">1. Trước khi cài đặt, chạy câu lệnh sau:</text:p>
      <text:list xml:id="list3479901886601232382" text:style-name="L1">
        <text:list-item>
          <text:p text:style-name="P11">sudo apt update &amp;&amp; upgrade</text:p>
        </text:list-item>
      </text:list>
      <text:p text:style-name="P3">2. Tạo Odoo người dùng sẽ sở <text:s/>hữu và chạy ứng dụng trên đó</text:p>
      <text:list xml:id="list848110101785308522" text:style-name="L2">
        <text:list-item>
          <text:p text:style-name="P12">sudo adduser --system --home=/opt/odoo --group odoo</text:p>
        </text:list-item>
      </text:list>
      <text:p text:style-name="P2"><text:span text:style-name="T1">3</text:span>. Cài Postgresql</text:p>
      <text:list xml:id="list2053459583575119443" text:style-name="L3">
        <text:list-item>
          <text:p text:style-name="P13">sudo apt-get install -y postgresql</text:p>
        </text:list-item>
      </text:list>
      <text:list xml:id="list9040989024235349034" text:style-name="L4">
        <text:list-item>
          <text:p text:style-name="P14">Tạo user <text:span text:style-name="T1">cho postgres:</text:span></text:p>
        </text:list-item>
      </text:list>
      <text:list xml:id="list9139261523620177058" text:style-name="L5">
        <text:list-item>
          <text:p text:style-name="P15">sudo su – postgres</text:p>
        </text:list-item>
      </text:list>
      <text:list xml:id="list8751559838477657908" text:style-name="L6">
        <text:list-item>
          <text:p text:style-name="P16">createuser --createdb --username postgres --no-createrole --no-superuser --pwprompt [username]</text:p>
        </text:list-item>
      </text:list>
      <text:list xml:id="list6752679959332643650" text:style-name="L7">
        <text:list-item>
          <text:p text:style-name="P17">exit</text:p>
        </text:list-item>
      </text:list>
      <text:p text:style-name="P7"><text:span text:style-name="T7">Warning</text:span><text:span text:style-name="T6">:</text:span><text:span text:style-name="T5"> K</text:span>hi bị lỗi role ‘..’ does not exist thì kiểm tra lại tên username trong file config hoặc tạo username mới như trên để kết nối với cơ sở dữ liệu.</text:p>
      <text:p text:style-name="P4">4. Cài các gói phụ thuộc web của odoo</text:p>
      <text:list xml:id="list566470988454376115" text:style-name="L8">
        <text:list-item>
          <text:p text:style-name="P18">Cài npm:</text:p>
        </text:list-item>
      </text:list>
      <text:list xml:id="list605240872170414346" text:style-name="L9">
        <text:list-item>
          <text:p text:style-name="P19">sudo apt-get install -y npm</text:p>
        </text:list-item>
        <text:list-item>
          <text:p text:style-name="P19">sudo ln -s /usr/bin/nodejs /usr/bin/node</text:p>
        </text:list-item>
      </text:list>
      <text:list xml:id="list498198904858669805" text:style-name="L10">
        <text:list-item>
          <text:p text:style-name="P20">Cài less-css <text:span text:style-name="T2">và node-less</text:span>:</text:p>
        </text:list-item>
      </text:list>
      <text:list xml:id="list6464103675533465223" text:style-name="L11">
        <text:list-item>
          <text:p text:style-name="P21">sudo npm install -g less less-plugin-clean-css</text:p>
        </text:list-item>
        <text:list-item>
          <text:p text:style-name="P21">sudo apt-get install -y node-less</text:p>
        </text:list-item>
      </text:list>
      <text:p text:style-name="P5">5. Cài odoo</text:p>
      <text:list xml:id="list6637651544546376854" text:style-name="L12">
        <text:list-item>
          <text:p text:style-name="P22">Cài git:</text:p>
        </text:list-item>
      </text:list>
      <text:list xml:id="list1742746712727676925" text:style-name="L13">
        <text:list-item>
          <text:p text:style-name="P23">sudo apt-get install -y git</text:p>
        </text:list-item>
      </text:list>
      <text:list xml:id="list5808673128637236321" text:style-name="L14">
        <text:list-item>
          <text:p text:style-name="P24">Cài odoo trong thư mục /opt/odoo:</text:p>
        </text:list-item>
      </text:list>
      <text:list xml:id="list2465815259296164029" text:style-name="L15">
        <text:list-item>
          <text:p text:style-name="P25">cd /opt/odoo</text:p>
        </text:list-item>
      </text:list>
      <text:list xml:id="list5197653131327213751" text:style-name="L16">
        <text:list-item>
          <text:p text:style-name="P26"><text:soft-page-break/>git clone https://www.github.com/odoo/odoo --depth 1 --branch 11.0 –single-branch</text:p>
        </text:list-item>
      </text:list>
      <text:p text:style-name="P10"><text:span text:style-name="T9">6. Tạo file config cho odoo khi chạy theo đường dẫn dưới đây:</text:span><text:span text:style-name="T4"> /etc/odoo/name_file_config</text:span></text:p>
      <text:list xml:id="list7068732947535312509" text:style-name="L17">
        <text:list-item>
          <text:p text:style-name="P27">Sử dụng sudo gedit /etc/odoo/file_config để ghi nỗi dung dưới đây vào file:</text:p>
        </text:list-item>
      </text:list>
      <text:p text:style-name="P8"><text:tab/><text:tab/>[options]</text:p>
      <text:p text:style-name="P8"><text:tab/><text:tab/>admin_passwd = admin</text:p>
      <text:p text:style-name="P8"><text:tab/><text:tab/>db_host = localhost</text:p>
      <text:p text:style-name="P8"><text:tab/><text:tab/>db_port = 5432</text:p>
      <text:p text:style-name="P8"><text:tab/><text:tab/>db_user = username</text:p>
      <text:p text:style-name="P8"><text:tab/><text:tab/>db_password = your_pw</text:p>
      <text:p text:style-name="P8"><text:tab/><text:tab/>logfile = /var/log/odoo/odoo-server.log (đường dẫn đến file log của <text:tab/><text:tab/><text:tab/>odoo)</text:p>
      <text:p text:style-name="P8"><text:tab/><text:tab/>addons_path = /opt/odoo/odoo/addons (đường dẫn đến file addons của <text:tab/><text:tab/>odoo)</text:p>
      <text:p text:style-name="P8"><text:tab/><text:tab/>pg_path = /usr/lib/postgresql/9.5/bin</text:p>
      <text:p text:style-name="P8"><text:tab/><text:tab/>log_level = debug_rpc</text:p>
      <text:p text:style-name="P8"><text:tab/><text:tab/>xml_rpc = 127.0.0.1</text:p>
      <text:p text:style-name="P8"><text:tab/><text:tab/>xmlrpc_port = 8069</text:p>
      <text:p text:style-name="P8"><text:tab/><text:tab/>dbfilter = odoo(có thể thay đổi tùy thích)</text:p>
      <text:p text:style-name="P8"><text:tab/><text:tab/>max_cron_threads = 0</text:p>
      <text:p text:style-name="P8"><text:span text:style-name="T3">7</text:span>. Cấp quyền cho thư mục để đọc, ghi file log, file config trên kia</text:p>
      <text:p text:style-name="P8">sudo chown -R tên_máy:root /đường dẫn đến file config or file log</text:p>
      <text:p text:style-name="P8"><text:span text:style-name="T3">8</text:span>. Cài các module cần thiết:</text:p>
      <text:list xml:id="list5863863618239472601" text:style-name="L18">
        <text:list-item>
          <text:p text:style-name="P28">Cài pip3:</text:p>
        </text:list-item>
      </text:list>
      <text:list xml:id="list7963720107313555614" text:style-name="L19">
        <text:list-item>
          <text:p text:style-name="P29">sudo apt install -y python3-pip</text:p>
        </text:list-item>
      </text:list>
      <text:list xml:id="list8728345054491582090" text:style-name="L20">
        <text:list-item>
          <text:p text:style-name="P30">Cài các thư viện <text:span text:style-name="T10">phụ thuộc</text:span> sử dụng pip3:</text:p>
        </text:list-item>
      </text:list>
      <text:p text:style-name="P9"><text:tab/>pip3 install Babel decorator docutils ebaysdk feedparser gevent greenlet <text:tab/>html2text Jinja2 lxml Mako MarkupSafe mock num2words ofxparse passlib <text:soft-page-break/><text:tab/>Pillow psutil psycogreen psycopg2 pydot pyparsing PyPDF2 pyserial python-<text:tab/>dateutil python-openid pytz pyusb PyYAML qrcode reportlab requests six <text:tab/>suds-jurko vatnumber vobject Werkzeug XlsxWriter xlwt xlrd</text:p>
      <text:p text:style-name="P9"><text:tab/><text:span text:style-name="T7">Warning</text:span><text:span text:style-name="T8">:</text:span> Nếu cái nào không cài được thì thêm --user vào cuối rồi cài tiếp.\</text:p>
      <text:p text:style-name="P6">8. Chạy odoo</text:p>
      <text:list xml:id="list2649755578896837952" text:style-name="L21">
        <text:list-item>
          <text:p text:style-name="P31">cd /opt/odoo/odoo</text:p>
        </text:list-item>
        <text:list-item>
          <text:p text:style-name="P31">python3 ./odoo-bin -c /etc/odoo/odoo.conf</text:p>
        </text:list-item>
        <text:list-item>
          <text:p text:style-name="P32">Xong thì mở file .log ra xem kết quả( nếu có lỗi thì fix tiếp@@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1:12:02.811283257</meta:creation-date>
    <dc:date>2018-04-26T22:37:33.443834461</dc:date>
    <meta:editing-duration>PT20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53" meta:word-count="411" meta:character-count="2357" meta:non-whitespace-character-count="1995"/>
  </office:meta>
</office:document-meta>
</file>